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59.28">
            <text:p>59,28</text:p>
          </table:table-cell>
          <table:table-cell table:style-name="ce27" table:formula="oooc:=[.G86]" office:value-type="float" office:value="18.66">
            <text:p>18,66</text:p>
          </table:table-cell>
          <table:table-cell table:style-name="ce33" table:formula="oooc:=[.H86]" office:value-type="float" office:value="40">
            <text:p>40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59.28">
            <text:p>59,28</text:p>
          </table:table-cell>
          <table:table-cell table:formula="oooc:=[.G87]" office:value-type="float" office:value="18.66">
            <text:p>18,66</text:p>
          </table:table-cell>
          <table:table-cell table:style-name="ce34" table:formula="oooc:=[.H87]" office:value-type="float" office:value="40">
            <text:p>40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8.28">
            <text:p>48,28</text:p>
          </table:table-cell>
          <table:table-cell table:style-name="ce27" table:formula="oooc:=[.G89]" office:value-type="float" office:value="18.66">
            <text:p>18,66</text:p>
          </table:table-cell>
          <table:table-cell table:style-name="ce33" table:formula="oooc:=[.H89]" office:value-type="float" office:value="29">
            <text:p>29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1">
            <text:p>11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1">
            <text:p>1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44cm" svg:height="1.774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83cm" svg:height="1.772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72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15cm" svg:height="1.079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8cm" svg:height="1.5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8cm" svg:height="2.302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85cm" svg:height="3.141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84cm" svg:height="1.003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72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72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72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72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72cm" svg:height="1.772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57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8]-[.G48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5]-[.G65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6]-[.G66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7]-[.G67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68]-[.G68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0]-[.G70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1]-[.G71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2]-[.G72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3]-[.G73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4]-[.G74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5]-[.G75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>
            <draw:control table:end-cell-address="'Plannig WebDelib'.D87" table:end-x="1.938cm" table:end-y="0.279cm" draw:z-index="1" draw:text-style-name="P3" svg:width="6.214cm" svg:height="0.933cm" svg:x="0.82cm" svg:y="0.502cm" draw:control="control1"/>
          </table:table-cell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59.28">
            <text:p>59,28</text:p>
          </table:table-cell>
          <table:table-cell table:style-name="ce30" table:formula="oooc:=SUM([.G10:.G83])" office:value-type="float" office:value="18.66">
            <text:p>18,66</text:p>
          </table:table-cell>
          <table:table-cell table:style-name="ce30" table:formula="oooc:=SUM([.H10:.H83])" office:value-type="float" office:value="40">
            <text:p>40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59.28">
            <text:p>59,28</text:p>
          </table:table-cell>
          <table:table-cell table:style-name="ce30" table:formula="oooc:=SUBTOTAL(9;[.G10:.G83])" office:value-type="float" office:value="18.66">
            <text:p>18,66</text:p>
          </table:table-cell>
          <table:table-cell table:style-name="ce30" table:formula="oooc:=SUBTOTAL(9;[.H10:.H83])" office:value-type="float" office:value="40">
            <text:p>40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8.28">
            <text:p>48,28</text:p>
          </table:table-cell>
          <table:table-cell table:style-name="ce30" table:formula="oooc:=SUMIF([.A10:.A83];&quot;1.*&quot;;[.G10:.G83])" office:value-type="float" office:value="18.66">
            <text:p>18,66</text:p>
          </table:table-cell>
          <table:table-cell table:style-name="ce30" table:formula="oooc:=SUMIF([.A10:.A83];&quot;1.*&quot;;[.H10:.H83])" office:value-type="float" office:value="29">
            <text:p>29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1">
            <text:p>11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1">
            <text:p>11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/04/2008</text:date>, <text:time>17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Desmaretz</meta:initial-creator>
    <meta:creation-date>2007-09-30T10:15:59</meta:creation-date>
    <dc:date>2008-04-21T17:05:49</dc:date>
    <meta:print-date>2007-12-10T11:01:08</meta:print-date>
    <meta:editing-cycles>250</meta:editing-cycles>
    <meta:editing-duration>PT21H21M19S</meta:editing-duration>
    <meta:user-defined meta:name="Info 1"/>
    <meta:user-defined meta:name="Info 2"/>
    <meta:user-defined meta:name="Info 3"/>
    <meta:user-defined meta:name="Info 4"/>
    <meta:document-statistic meta:table-count="1" meta:cell-count="74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